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text-indent="1.27cm" fo:line-height="115%" fo:margin-left="3.81cm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text-indent="1.27cm" fo:line-height="115%" fo:margin-left="3.81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T10_3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 fo:font-weight="bold" style:font-weight-asian="bold" style:font-weight-complex="bold"/>
    </style:style>
    <style:style style:name="T22_2" style:family="text">
      <style:text-properties fo:font-size="12pt" style:font-size-asian="12pt" style:font-size-complex="12pt" fo:font-weight="bold" style:font-weight-asian="bold" style:font-weight-complex="bold"/>
    </style:style>
    <style:style style:name="T22_3" style:family="text">
      <style:text-properties fo:font-size="12pt" style:font-size-asian="12pt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 fo:font-weight="bold" style:font-weight-asian="bold" style:font-weight-complex="bold"/>
    </style:style>
    <style:style style:name="T29_2" style:family="text">
      <style:text-properties fo:font-size="12pt" style:font-size-asian="12pt" style:font-size-complex="12pt" fo:font-weight="bold" style:font-weight-asian="bold" style:font-weight-complex="bold"/>
    </style:style>
    <style:style style:name="T29_3" style:family="text">
      <style:text-properties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Long</text:span><text:span text:style-name="T1_2"><text:s/></text:span><text:span text:style-name="T1_3">Forum</text:span></text:p>
      <text:p text:style-name="P2"/>
      <text:list text:style-name="LS1" xml:id="list0">
        <text:list-item>
          <text:p text:style-name="P3"><text:span text:style-name="T3_1">Users</text:span><text:span text:style-name="T3_2"><text:s/></text:span><text:span text:style-name="T3_3">can</text:span><text:span text:style-name="T3_4"><text:s/></text:span><text:span text:style-name="T3_5">Login</text:span><text:span text:style-name="T3_6">/</text:span><text:span text:style-name="T3_7">Register</text:span><text:span text:style-name="T3_8"><text:s/></text:span><text:span text:style-name="T3_9">into</text:span><text:span text:style-name="T3_10"><text:s/></text:span><text:span text:style-name="T3_11">the</text:span><text:span text:style-name="T3_12"><text:s/></text:span><text:span text:style-name="T3_13">Forum</text:span><text:span text:style-name="T3_14">.</text:span></text:p>
        </text:list-item>
        <text:list-item>
          <text:p text:style-name="P4"><text:span text:style-name="T4_1">Users</text:span><text:span text:style-name="T4_2"><text:s/></text:span><text:span text:style-name="T4_3">can</text:span><text:span text:style-name="T4_4"><text:s/></text:span><text:span text:style-name="T4_5">create</text:span><text:span text:style-name="T4_6"><text:s/></text:span><text:span text:style-name="T4_7">new</text:span><text:span text:style-name="T4_8"><text:s/></text:span><text:span text:style-name="T4_9">posts</text:span><text:span text:style-name="T4_10">.</text:span></text:p>
        </text:list-item>
        <text:list-item>
          <text:p text:style-name="P5"><text:span text:style-name="T5_1">list</text:span><text:span text:style-name="T5_2"><text:s/></text:span><text:span text:style-name="T5_3">posts</text:span></text:p>
        </text:list-item>
        <text:list-item>
          <text:p text:style-name="P6"><text:span text:style-name="T6_1">view</text:span><text:span text:style-name="T6_2"><text:s/></text:span><text:span text:style-name="T6_3">post</text:span></text:p>
        </text:list-item>
        <text:list-item>
          <text:p text:style-name="P7"><text:span text:style-name="T7_1">view</text:span><text:span text:style-name="T7_2"><text:s/></text:span><text:span text:style-name="T7_3">tags</text:span></text:p>
        </text:list-item>
        <text:list-item>
          <text:p text:style-name="P8"><text:span text:style-name="T8_1">search</text:span><text:span text:style-name="T8_2"><text:s/></text:span><text:span text:style-name="T8_3">by</text:span><text:span text:style-name="T8_4"><text:s/></text:span><text:span text:style-name="T8_5">topic</text:span><text:span text:style-name="T8_6"><text:s/>/<text:s/></text:span><text:span text:style-name="T8_7">tag</text:span><text:span text:style-name="T8_8"><text:s/></text:span></text:p>
        </text:list-item>
      </text:list>
      <text:p text:style-name="P9"/>
      <text:p text:style-name="P10"><text:span text:style-name="T10_1">new</text:span><text:span text:style-name="T10_2"><text:s text:c="2"/></text:span><text:span text:style-name="T10_3">post</text:span></text:p>
      <text:p text:style-name="P11"/>
      <text:list text:style-name="LS2" xml:id="list6">
        <text:list-item>
          <text:p text:style-name="P12"><text:span text:style-name="T12_1">topic</text:span><text:span text:style-name="T12_2"><text:s/></text:span><text:span text:style-name="T12_3">name</text:span></text:p>
        </text:list-item>
        <text:list-item>
          <text:p text:style-name="P13"><text:span text:style-name="T13_1">description</text:span></text:p>
        </text:list-item>
        <text:list-item>
          <text:p text:style-name="P14"><text:span text:style-name="T14_1">tags</text:span></text:p>
        </text:list-item>
        <text:list-item>
          <text:p text:style-name="P15"><text:span text:style-name="T15_1">public</text:span><text:span text:style-name="T15_2">/</text:span><text:span text:style-name="T15_3">private</text:span></text:p>
        </text:list-item>
      </text:list>
      <text:p text:style-name="P16"/>
      <text:p text:style-name="P17"><text:span text:style-name="T17_1">List</text:span><text:span text:style-name="T17_2"><text:s/></text:span><text:span text:style-name="T17_3">post</text:span></text:p>
      <text:p text:style-name="P18"/>
      <text:list text:style-name="LS3" xml:id="list10">
        <text:list-item>
          <text:p text:style-name="P19"><text:span text:style-name="T19_1">list</text:span><text:span text:style-name="T19_2"><text:s/></text:span><text:span text:style-name="T19_3">posts</text:span><text:span text:style-name="T19_4"><text:s/></text:span></text:p>
        </text:list-item>
        <text:list-item>
          <text:p text:style-name="P20"><text:span text:style-name="T20_1">search</text:span><text:span text:style-name="T20_2"><text:s/></text:span><text:span text:style-name="T20_3">post</text:span></text:p>
        </text:list-item>
      </text:list>
      <text:p text:style-name="P21"/>
      <text:p text:style-name="P22"><text:span text:style-name="T22_1">view</text:span><text:span text:style-name="T22_2"><text:s/></text:span><text:span text:style-name="T22_3">post</text:span></text:p>
      <text:p text:style-name="P23"/>
      <text:list text:style-name="LS4" xml:id="list12">
        <text:list-item>
          <text:p text:style-name="P24"><text:span text:style-name="T24_1">topic</text:span><text:span text:style-name="T24_2"><text:s/></text:span><text:span text:style-name="T24_3">name</text:span></text:p>
        </text:list-item>
        <text:list-item>
          <text:p text:style-name="P25"><text:span text:style-name="T25_1">description</text:span></text:p>
        </text:list-item>
        <text:list-item>
          <text:p text:style-name="P26"><text:span text:style-name="T26_1">tags</text:span></text:p>
        </text:list-item>
        <text:list-item>
          <text:p text:style-name="P27"><text:span text:style-name="T27_1">if</text:span><text:span text:style-name="T27_2"><text:s/></text:span><text:span text:style-name="T27_3">private</text:span><text:span text:style-name="T27_4"><text:s/></text:span><text:span text:style-name="T27_5">share</text:span><text:span text:style-name="T27_6">/<text:s/></text:span><text:span text:style-name="T27_7">invite</text:span><text:span text:style-name="T27_8"><text:s/></text:span><text:span text:style-name="T27_9">option</text:span></text:p>
        </text:list-item>
        <text:list-item>
          <text:p text:style-name="P28"><text:span text:style-name="T28_1">comments</text:span><text:span text:style-name="T28_2"><text:line-break/></text:span></text:p>
        </text:list-item>
      </text:list>
      <text:p text:style-name="P29"><text:span text:style-name="T29_1">List</text:span><text:span text:style-name="T29_2"><text:s/></text:span><text:span text:style-name="T29_3">tags</text:span></text:p>
      <text:p text:style-name="P30"><text:span text:style-name="T30_1"><text:tab/></text:span></text:p>
      <text:list text:style-name="LS5" xml:id="list17">
        <text:list-item>
          <text:p text:style-name="P31"><text:span text:style-name="T31_1">list</text:span><text:span text:style-name="T31_2"><text:s/></text:span><text:span text:style-name="T31_3">tags</text:span></text:p>
        </text:list-item>
        <text:list-item>
          <text:p text:style-name="P32"><text:span text:style-name="T32_1">search</text:span><text:span text:style-name="T32_2"><text:s/></text:span><text:span text:style-name="T32_3">tags</text:span></text:p>
        </text:list-item>
      </text:list>
      <text:p text:style-name="P33"/>
      <text:p text:style-name="P34"/>
      <text:p text:style-name="P35"/>
      <text:p text:style-name="P36"/>
      <text:p text:style-name="P37"><text:span text:style-name="T37_1"><text:s text:c="6"/>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